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e8f" officeooo:paragraph-rsid="00042e8f"/>
    </style:style>
    <style:style style:name="P2" style:family="paragraph" style:parent-style-name="Standard">
      <style:text-properties officeooo:paragraph-rsid="00042e8f"/>
    </style:style>
    <style:style style:name="T1" style:family="text">
      <style:text-properties officeooo:rsid="00042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oncito</text:p>
      <text:p text:style-name="P1">Sardinista!</text:p>
      <text:p text:style-name="P1">Futuro</text:p>
      <text:p text:style-name="P1">Feelings</text:p>
      <text:p text:style-name="P1">Nine Inch Nails</text:p>
      <text:p text:style-name="P1">And all that could have been</text:p>
      <text:p text:style-name="P1">Ray Guy</text:p>
      <text:p text:style-name="P1">Piano</text:p>
      <text:p text:style-name="P2"><text:span text:style-name="T1">Bridges to Babylon</text:span></text:p>
      <text:p text:style-name="P2"><text:span text:style-name="T1">Nine Liv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11-02T08:43:25.448000000</dc:date>
    <meta:editing-duration>PT2M13S</meta:editing-duration>
    <meta:editing-cycles>3</meta:editing-cycles>
    <meta:document-statistic meta:table-count="0" meta:image-count="0" meta:object-count="0" meta:page-count="1" meta:paragraph-count="10" meta:word-count="21" meta:character-count="118" meta:non-whitespace-character-count="106"/>
  </office:meta>
</office:document-meta>
</file>